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
              <draw:control text:anchor-type="as-char" svg:y="-0.4cm" draw:z-index="0" draw:name="Фигура1" draw:style-name="gr1" draw:text-style-name="P29" svg:width="6.347cm" svg:height="0.595cm" draw:control="control1"/>
            </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
              <draw:control text:anchor-type="as-char" svg:y="-0.383cm" draw:z-index="2" draw:name="Фигура1" draw:style-name="gr1" draw:text-style-name="P29" svg:width="9.771cm" svg:height="0.595cm" draw:control="control3"/>
            </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
              <draw:control text:anchor-type="as-char" svg:y="-0.383cm" draw:z-index="1" draw:name="Фигура1" draw:style-name="gr1" draw:text-style-name="P29" svg:width="12.135cm" svg:height="0.595cm" draw:control="control2"/>
            </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
              <draw:control text:anchor-type="as-char" svg:y="-0.383cm" draw:z-index="3" draw:name="Фигура1" draw:style-name="gr1" draw:text-style-name="P29" svg:width="12.135cm" svg:height="0.595cm" draw:control="control4"/>
            </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65641501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837826072"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
        <text:span text:style-name="Strong_20_Emphasis">
          <text:span text:style-name="T10"/>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47M40S</meta:editing-duration>
    <meta:editing-cycles>704</meta:editing-cycles>
    <meta:generator>LibreOffice/6.1.5.2$Linux_X86_64 LibreOffice_project/90f8dcf33c87b3705e78202e3df5142b201bd805</meta:generator>
    <dc:date>2019-03-21T17:24:38.388093070</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fixFrequentMistakes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No tabs	
    AskAndReplace("^\t","")
    'No multiple spaces
    AskAndReplace("[:space:]+"," ")
	'No paragraphs with one space
    AskAndReplace("^[:space:]+","")
    'No empty paragraphs
    AskAndReplace("^$","")

End Sub

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